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size="12pt" officeooo:paragraph-rsid="0005ce26" style:font-size-asian="12pt" style:font-size-complex="12pt"/>
    </style:style>
    <style:style style:name="P2" style:family="paragraph" style:parent-style-name="Standard">
      <style:paragraph-properties fo:line-height="150%"/>
      <style:text-properties style:font-name="Times New Roman" fo:font-size="12pt" officeooo:paragraph-rsid="0008bc50" style:font-size-asian="12pt" style:font-size-complex="12pt"/>
    </style:style>
    <style:style style:name="P3" style:family="paragraph" style:parent-style-name="Standard">
      <style:paragraph-properties fo:line-height="150%">
        <style:tab-stops>
          <style:tab-stop style:position="0.2228in"/>
        </style:tab-stops>
      </style:paragraph-properties>
      <style:text-properties style:font-name="Times New Roman" fo:font-size="12pt" officeooo:paragraph-rsid="0005ce26" style:font-size-asian="12pt" style:font-size-complex="12pt"/>
    </style:style>
    <style:style style:name="P4" style:family="paragraph" style:parent-style-name="Standard">
      <style:paragraph-properties fo:line-height="150%">
        <style:tab-stops>
          <style:tab-stop style:position="0.2228in"/>
        </style:tab-stops>
      </style:paragraph-properties>
      <style:text-properties style:font-name="Times New Roman" fo:font-size="12pt" officeooo:paragraph-rsid="001f72dc" style:font-size-asian="12pt" style:font-size-complex="12pt"/>
    </style:style>
    <style:style style:name="P5" style:family="paragraph" style:parent-style-name="Standard">
      <style:paragraph-properties fo:line-height="150%">
        <style:tab-stops>
          <style:tab-stop style:position="0.2228in"/>
        </style:tab-stops>
      </style:paragraph-properties>
      <style:text-properties style:font-name="Times New Roman" fo:font-size="12pt" officeooo:paragraph-rsid="0020a555" style:font-size-asian="12pt" style:font-size-complex="12pt"/>
    </style:style>
    <style:style style:name="P6" style:family="paragraph" style:parent-style-name="Standard">
      <style:paragraph-properties fo:line-height="150%">
        <style:tab-stops>
          <style:tab-stop style:position="0.2228in"/>
        </style:tab-stops>
      </style:paragraph-properties>
      <style:text-properties style:font-name="Times New Roman" fo:font-size="12pt" officeooo:paragraph-rsid="0021ab70" style:font-size-asian="12pt" style:font-size-complex="12pt"/>
    </style:style>
    <style:style style:name="P7" style:family="paragraph" style:parent-style-name="Standard">
      <style:paragraph-properties fo:line-height="150%">
        <style:tab-stops>
          <style:tab-stop style:position="0.2228in"/>
        </style:tab-stops>
      </style:paragraph-properties>
      <style:text-properties style:font-name="Times New Roman" fo:font-size="12pt" officeooo:rsid="001a3c7f" officeooo:paragraph-rsid="0005ce26" style:font-size-asian="12pt" style:font-size-complex="12pt"/>
    </style:style>
    <style:style style:name="P8" style:family="paragraph" style:parent-style-name="Standard">
      <style:paragraph-properties fo:line-height="150%">
        <style:tab-stops>
          <style:tab-stop style:position="0.2228in"/>
        </style:tab-stops>
      </style:paragraph-properties>
      <style:text-properties style:font-name="Times New Roman" fo:font-size="12pt" officeooo:rsid="001a8a3b" officeooo:paragraph-rsid="0005ce26" style:font-size-asian="12pt" style:font-size-complex="12pt"/>
    </style:style>
    <style:style style:name="P9" style:family="paragraph" style:parent-style-name="Standard">
      <style:paragraph-properties fo:line-height="150%">
        <style:tab-stops>
          <style:tab-stop style:position="0.2228in"/>
        </style:tab-stops>
      </style:paragraph-properties>
      <style:text-properties style:font-name="Times New Roman" fo:font-size="12pt" officeooo:rsid="001bc5c8" officeooo:paragraph-rsid="0005ce26" style:font-size-asian="12pt" style:font-size-complex="12pt"/>
    </style:style>
    <style:style style:name="P10" style:family="paragraph" style:parent-style-name="Standard">
      <style:paragraph-properties fo:line-height="150%">
        <style:tab-stops>
          <style:tab-stop style:position="0.2228in"/>
        </style:tab-stops>
      </style:paragraph-properties>
      <style:text-properties style:font-name="Times New Roman" fo:font-size="12pt" officeooo:rsid="001de62c" officeooo:paragraph-rsid="001de62c" style:font-size-asian="12pt" style:font-size-complex="12pt"/>
    </style:style>
    <style:style style:name="P11" style:family="paragraph" style:parent-style-name="Standard">
      <style:paragraph-properties fo:line-height="150%">
        <style:tab-stops>
          <style:tab-stop style:position="0.2228in"/>
        </style:tab-stops>
      </style:paragraph-properties>
      <style:text-properties style:font-name="Times New Roman" fo:font-size="12pt" officeooo:rsid="001f72dc" officeooo:paragraph-rsid="001f72dc" style:font-size-asian="12pt" style:font-size-complex="12pt"/>
    </style:style>
    <style:style style:name="P12" style:family="paragraph" style:parent-style-name="Standard">
      <style:paragraph-properties fo:line-height="150%">
        <style:tab-stops>
          <style:tab-stop style:position="0.2228in"/>
        </style:tab-stops>
      </style:paragraph-properties>
      <style:text-properties style:font-name="Times New Roman" fo:font-size="12pt" officeooo:rsid="0020a555" officeooo:paragraph-rsid="0020a555" style:font-size-asian="12pt" style:font-size-complex="12pt"/>
    </style:style>
    <style:style style:name="P13" style:family="paragraph" style:parent-style-name="Standard">
      <style:paragraph-properties fo:line-height="150%">
        <style:tab-stops>
          <style:tab-stop style:position="0.2228in"/>
        </style:tab-stops>
      </style:paragraph-properties>
      <style:text-properties style:font-name="Times New Roman" fo:font-size="12pt" officeooo:rsid="0021ab70" officeooo:paragraph-rsid="0020a555" style:font-size-asian="12pt" style:font-size-complex="12pt"/>
    </style:style>
    <style:style style:name="P14" style:family="paragraph" style:parent-style-name="Standard">
      <style:paragraph-properties fo:line-height="150%">
        <style:tab-stops>
          <style:tab-stop style:position="0.2228in"/>
        </style:tab-stops>
      </style:paragraph-properties>
      <style:text-properties style:font-name="Times New Roman" fo:font-size="12pt" officeooo:rsid="0021ab70" officeooo:paragraph-rsid="0021ab70" style:font-size-asian="12pt" style:font-size-complex="12pt"/>
    </style:style>
    <style:style style:name="P15" style:family="paragraph" style:parent-style-name="Preformatted_20_Text">
      <style:paragraph-properties fo:line-height="150%"/>
      <style:text-properties style:font-name="Times New Roman" fo:font-size="12pt" officeooo:rsid="0002fefd" officeooo:paragraph-rsid="0002fefd" style:font-size-asian="12pt" style:font-size-complex="12pt"/>
    </style:style>
    <style:style style:name="P16" style:family="paragraph" style:parent-style-name="Preformatted_20_Text">
      <style:paragraph-properties fo:line-height="150%"/>
      <style:text-properties style:font-name="Times New Roman" fo:font-size="12pt" officeooo:paragraph-rsid="0002fefd" style:font-size-asian="12pt" style:font-size-complex="12pt"/>
    </style:style>
    <style:style style:name="P17" style:family="paragraph" style:parent-style-name="Preformatted_20_Text">
      <style:paragraph-properties fo:line-height="150%" fo:text-align="center" style:justify-single-word="false"/>
      <style:text-properties style:font-name="Times New Roman" fo:font-size="12pt" style:text-underline-style="solid" style:text-underline-width="auto" style:text-underline-color="font-color" fo:font-weight="bold" officeooo:rsid="0002fefd" officeooo:paragraph-rsid="0002fefd" style:font-size-asian="12pt" style:font-weight-asian="bold" style:font-size-complex="12pt" style:font-weight-complex="bold"/>
    </style:style>
    <style:style style:name="P18" style:family="paragraph" style:parent-style-name="Preformatted_20_Text">
      <style:paragraph-properties fo:line-height="150%" fo:text-align="center" style:justify-single-word="false"/>
      <style:text-properties style:font-name="Times New Roman" fo:font-size="12pt" style:text-underline-style="solid" style:text-underline-width="auto" style:text-underline-color="font-color" fo:font-weight="bold" officeooo:rsid="0013b81b" officeooo:paragraph-rsid="0013b81b" style:font-size-asian="12pt" style:font-weight-asian="bold" style:font-size-complex="12pt" style:font-weight-complex="bold"/>
    </style:style>
    <style:style style:name="P19" style:family="paragraph" style:parent-style-name="Preformatted_20_Text">
      <style:paragraph-properties fo:margin-top="0in" fo:margin-bottom="0.1965in" style:contextual-spacing="false" fo:line-height="150%"/>
      <style:text-properties style:font-name="Times New Roman" fo:font-size="12pt" officeooo:paragraph-rsid="0004f3b7" style:font-size-asian="12pt" style:font-size-complex="12pt"/>
    </style:style>
    <style:style style:name="P20" style:family="paragraph" style:parent-style-name="Preformatted_20_Text">
      <style:paragraph-properties fo:margin-top="0in" fo:margin-bottom="0.1965in" style:contextual-spacing="false" fo:line-height="150%"/>
      <style:text-properties style:font-name="Times New Roman" fo:font-size="12pt" officeooo:paragraph-rsid="0018362a" style:font-size-asian="12pt" style:font-size-complex="12pt"/>
    </style:style>
    <style:style style:name="P21" style:family="paragraph" style:parent-style-name="Standard">
      <style:paragraph-properties fo:line-height="150%"/>
      <style:text-properties officeooo:paragraph-rsid="002cc50c"/>
    </style:style>
    <style:style style:name="T1" style:family="text">
      <style:text-properties officeooo:rsid="0002fefd"/>
    </style:style>
    <style:style style:name="T2" style:family="text">
      <style:text-properties officeooo:rsid="00030442"/>
    </style:style>
    <style:style style:name="T3" style:family="text">
      <style:text-properties officeooo:rsid="00042d5b"/>
    </style:style>
    <style:style style:name="T4" style:family="text">
      <style:text-properties officeooo:rsid="0004f3b7"/>
    </style:style>
    <style:style style:name="T5" style:family="text">
      <style:text-properties officeooo:rsid="0005ce26"/>
    </style:style>
    <style:style style:name="T6" style:family="text">
      <style:text-properties officeooo:rsid="0005edeb"/>
    </style:style>
    <style:style style:name="T7" style:family="text">
      <style:text-properties officeooo:rsid="00077d51"/>
    </style:style>
    <style:style style:name="T8" style:family="text">
      <style:text-properties officeooo:rsid="0008bc50"/>
    </style:style>
    <style:style style:name="T9" style:family="text">
      <style:text-properties officeooo:rsid="000a69e3"/>
    </style:style>
    <style:style style:name="T10" style:family="text">
      <style:text-properties officeooo:rsid="000c68dc"/>
    </style:style>
    <style:style style:name="T11" style:family="text">
      <style:text-properties officeooo:rsid="000e015f"/>
    </style:style>
    <style:style style:name="T12" style:family="text">
      <style:text-properties officeooo:rsid="000f4ae5"/>
    </style:style>
    <style:style style:name="T13" style:family="text">
      <style:text-properties officeooo:rsid="0010587f"/>
    </style:style>
    <style:style style:name="T14" style:family="text">
      <style:text-properties officeooo:rsid="00112cb6"/>
    </style:style>
    <style:style style:name="T15" style:family="text">
      <style:text-properties officeooo:rsid="0012853f"/>
    </style:style>
    <style:style style:name="T16" style:family="text">
      <style:text-properties officeooo:rsid="001456b6"/>
    </style:style>
    <style:style style:name="T17" style:family="text">
      <style:text-properties officeooo:rsid="00165ab6"/>
    </style:style>
    <style:style style:name="T18" style:family="text">
      <style:text-properties officeooo:rsid="0018362a" style:language-complex="he" style:country-complex="IL"/>
    </style:style>
    <style:style style:name="T19" style:family="text">
      <style:text-properties officeooo:rsid="0018362a"/>
    </style:style>
    <style:style style:name="T20" style:family="text">
      <style:text-properties officeooo:rsid="00193707"/>
    </style:style>
    <style:style style:name="T21" style:family="text">
      <style:text-properties officeooo:rsid="0019ad81"/>
    </style:style>
    <style:style style:name="T22" style:family="text">
      <style:text-properties officeooo:rsid="001a3c7f"/>
    </style:style>
    <style:style style:name="T23" style:family="text">
      <style:text-properties officeooo:rsid="001a8a3b"/>
    </style:style>
    <style:style style:name="T24" style:family="text">
      <style:text-properties officeooo:rsid="001bc5c8"/>
    </style:style>
    <style:style style:name="T25" style:family="text">
      <style:text-properties officeooo:rsid="001c7317"/>
    </style:style>
    <style:style style:name="T26" style:family="text">
      <style:text-properties officeooo:rsid="001de62c"/>
    </style:style>
    <style:style style:name="T27" style:family="text">
      <style:text-properties officeooo:rsid="001f72dc"/>
    </style:style>
    <style:style style:name="T28" style:family="text">
      <style:text-properties officeooo:rsid="0020a555"/>
    </style:style>
    <style:style style:name="T29" style:family="text">
      <style:text-properties officeooo:rsid="0021ab70"/>
    </style:style>
    <style:style style:name="T30" style:family="text">
      <style:text-properties officeooo:rsid="0022b4b0"/>
    </style:style>
    <style:style style:name="T31" style:family="text">
      <style:text-properties officeooo:rsid="00241a6f"/>
    </style:style>
    <style:style style:name="T32" style:family="text">
      <style:text-properties officeooo:rsid="0024e882"/>
    </style:style>
    <style:style style:name="T33" style:family="text">
      <style:text-properties officeooo:rsid="0026578d"/>
    </style:style>
    <style:style style:name="T34" style:family="text">
      <style:text-properties officeooo:rsid="00281ee1"/>
    </style:style>
    <style:style style:name="T35" style:family="text">
      <style:text-properties style:font-name="Times New Roman" fo:font-size="12pt" officeooo:rsid="0008bc50" style:font-size-asian="12pt" style:font-size-complex="12pt"/>
    </style:style>
    <style:style style:name="T36" style:family="text">
      <style:text-properties style:font-name="Times New Roman" fo:font-size="12pt" officeooo:rsid="000c68dc" style:font-size-asian="12pt" style:font-size-complex="12pt"/>
    </style:style>
    <style:style style:name="T37" style:family="text">
      <style:text-properties style:font-name="Times New Roman" fo:font-size="12pt" officeooo:rsid="0012853f" style:font-size-asian="12pt" style:font-size-complex="12pt"/>
    </style:style>
    <style:style style:name="T38" style:family="text">
      <style:text-properties style:font-name="Times New Roman" fo:font-size="12pt" officeooo:rsid="00241a6f" style:font-size-asian="12pt" style:font-size-complex="12pt"/>
    </style:style>
    <style:style style:name="T39" style:family="text">
      <style:text-properties style:font-name="Times New Roman" fo:font-size="12pt" officeooo:rsid="002cc50c" style:font-size-asian="12pt" style:font-size-complex="12pt"/>
    </style:style>
    <style:style style:name="T40" style:family="text">
      <style:text-properties officeooo:rsid="002ad41b"/>
    </style:style>
    <style:style style:name="T41" style:family="text">
      <style:text-properties officeooo:rsid="002cc5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yrostasis Resurrection Part IV.<text:span text:style-name="T18">5</text:span></text:p>
      <text:p text:style-name="P17"/>
      <text:p text:style-name="P17">A Slaughter House for the Soul / Another Kitchen Duty</text:p>
      <text:p text:style-name="P15"/>
      <text:p text:style-name="P16"><text:s text:c="5"/>A pan, a bigger pan, a pot, a bigger pot, and if that ever seemed possible, <text:span text:style-name="T18">an </text:span>even bigger pot. This was <text:span text:style-name="T1">definitely</text:span> the <text:span text:style-name="T1">mothership</text:span> of pots, <text:span text:style-name="T40">from which</text:span> all other pots have ever came from. <text:span text:style-name="T19">A</text:span> steel foundry, <text:span text:style-name="T19">I suppose</text:span>. You <text:span text:style-name="T19">begin</text:span> to want to cut your veins against all th<text:span text:style-name="T40">is</text:span> steel "pottery". Unless you have good friends who will come to your aid, that is... <text:span text:style-name="T2">None of them seems to be in sight today. My agony stems from the sheer w</text:span><text:span text:style-name="T14">e</text:span><text:span text:style-name="T2">ight of the pot which feels heavier than me. That is probably why they call us “ants” </text:span><text:span text:style-name="T19">around here</text:span><text:span text:style-name="T2">. An ant can lift a </text:span><text:span text:style-name="T19">hundred</text:span><text:span text:style-name="T2"> times her weight. </text:span><text:span text:style-name="T3">Maybe my mind works too fast for this place, </text:span><text:span text:style-name="T40">where </text:span><text:span text:style-name="T3">the kitchen workers manage to create more waste than what is likely to be consumed. </text:span><text:span text:style-name="T17">T</text:span><text:span text:style-name="T3">he soldiers who do happen to show their faces despite the precursory knowledge that this pilgrimage for the mess-hall is most likely to cause</text:span><text:span text:style-name="T2"> </text:span><text:span text:style-name="T3">much disappointment. </text:span><text:span text:style-name="T19">Which in turn</text:span><text:span text:style-name="T3"> could be just as monumental as the anticipation that this meal will be worthy of a banquet. </text:span><text:span text:style-name="T41">That is rather unlikely to be so.</text:span></text:p>
      <text:p text:style-name="P20"><text:span text:style-name="T3"><text:s text:c="4"/>“</text:span><text:span text:style-name="T4">Every day </text:span><text:span text:style-name="T15">in</text:span><text:span text:style-name="T4"> the core is a parade, every meal a banquet”, James Cameroon ha</text:span><text:span text:style-name="T41">d</text:span><text:span text:style-name="T4"> never been on a real base when he wrote that line for Aliens, now </text:span><text:span text:style-name="T41">had</text:span><text:span text:style-name="T4"> he? I suppose not. If he truly knew what is going on in the demented minds of the </text:span><text:span text:style-name="T40">cooks</text:span><text:span text:style-name="T4"> who follow a combination of remedies of grand-grandmas from the days of yore, and even before, and some witch doctors' recipes which are meant to cause general depression in </text:span><text:span text:style-name="T16">females</text:span><text:span text:style-name="T4"> and decrease the sexual appetite in males. </text:span></text:p>
      <text:p text:style-name="P20"><text:span text:style-name="T4"><text:s text:c="5"/>Maybe that's the reason why most girls here are unattractive to begin with – except me and Kasey, and that German bitch, that is. The rest would be fitting the Hebrew name </text:span><text:span text:style-name="T15">that is </text:span><text:span text:style-name="T7">denoting </text:span><text:span text:style-name="T20">both </text:span><text:span text:style-name="T7">“</text:span><text:span text:style-name="T4">not-hot” </text:span><text:span text:style-name="T20">and</text:span><text:span text:style-name="T4"> also means female </text:span><text:span text:style-name="T20">combat soldiers</text:span><text:span text:style-name="T4"> when pronounced a bit differently. Of course I had to learn that phrase the hard way. Mr. Ibrahim Shem</text:span><text:span text:style-name="T32">-</text:span><text:span text:style-name="T4">Tov called me </text:span><text:span text:style-name="T20">and other girls in this </text:span><text:span text:style-name="T32">slender.</text:span><text:span text:style-name="T4"> </text:span><text:span text:style-name="T41">T</text:span><text:span text:style-name="T4">here's no one here who knows his nationality; some claim he is of some strange Arab cult called the Druz</text:span><text:span text:style-name="T20">e.</text:span><text:span text:style-name="T4"> </text:span><text:span text:style-name="T41">A</text:span><text:span text:style-name="T4">pparently their leaders still believed in the relevance of the state of Israel before it was wiped out by the second plague.</text:span></text:p>
      <text:p text:style-name="P19"><text:span text:style-name="T4"><text:s text:c="5"/>Not too many remember, what happened to all the survivors of that state. Some ultra religious </text:span><text:span text:style-name="T5">factions have attributed the plague to the arrival of some north African refugees such as Sudanese and Eritrean people who were looking for an easy income source and they thought this place could rescue them from their financial issues. Unbeknownst to them they might have been the hosts to the virus of the second plague, though a proof was never ascertained to prove one side or the other. Within a two </text:span><text:soft-page-break/><text:span text:style-name="T5">weeks time the majority of the population has died except the few who managed to get out of the quarantined area in time. There were many divers who followed the remnants of Med-1 sub oceanic fibre optic cable that led to Cyprus and then to Italy. </text:span><text:span text:style-name="T6">It is rumoured that many who have fled were killed by reconnaissance choppers who were patrolling the Cyprus route of the fibre optic path.</text:span></text:p>
      <text:p text:style-name="P1"><text:span text:style-name="T6"><text:s text:c="5"/></text:span><text:span text:style-name="T22">Speaking of the devil, here comes Sgt. Shem-Tov Ibrahim Golf unit squad leader. “What?”</text:span></text:p>
      <text:p text:style-name="P7"><text:tab/>“What do you want Ophel?”</text:p>
      <text:p text:style-name="P7"><text:tab/>“You're a bit early for luncheon, Mr. Shem-Tov.”</text:p>
      <text:p text:style-name="P3"><text:span text:style-name="T22"><text:tab/>“I'm just looking for my special arms girl Gabriel Nox, despite the fact she's a </text:span><text:span text:style-name="T23">German</text:span><text:span text:style-name="T22"> </text:span><text:span text:style-name="T23">Sheppard</text:span><text:span text:style-name="T22"> at best case scenario.”</text:span></text:p>
      <text:p text:style-name="P3"><text:span text:style-name="T22"><text:tab/>“And what about Jacob </text:span><text:span text:style-name="T23">Suleiman</text:span><text:span text:style-name="T22">, your marksman?”</text:span></text:p>
      <text:p text:style-name="P7"><text:tab/>“I don't give a damn about marksm<text:span text:style-name="T40">e</text:span>n in general and you should know it, Ophel. He can beg, borrow or steal. I do my own scrounging. Marksman and you can do the same.”</text:p>
      <text:p text:style-name="P7"><text:tab/>“Someone will pay for these infractions, one day.”</text:p>
      <text:p text:style-name="P7"><text:tab/>“I wish I could care less, but I don't. Everybody takes stuff from the kitchen and even the Commodore knows this. He told to one of his Brigadier generals something about it the other day.”</text:p>
      <text:p text:style-name="P7"><text:tab/>“Fine, you're a Sergeant and I'm a corporal, so what do I know, right?”</text:p>
      <text:p text:style-name="P7"><text:tab/>“Now we speak the same language. See ya, Ophel”</text:p>
      <text:p text:style-name="P3"><text:span text:style-name="T22"><text:tab/>“Bye.” I hate his demeanor. </text:span><text:span text:style-name="T23">As he went Frank Kristie, Foxtrot squad leader arrived.</text:span></text:p>
      <text:p text:style-name="P8"><text:tab/>“Hi Sgt. Kristie, what <text:span text:style-name="T40">are </text:span>you doing today?” Damn it, I sound like a little stupid girl, couldn't I <text:span text:style-name="T40">have </text:span>said it differently?</text:p>
      <text:p text:style-name="P8"><text:tab/>“Hey Summer, we're at the AR shooting ranges today, so I thought I can scrounge some stuff for miss Penelope Vega and Mr. Kenneth Patrick. Some crews deserve to be treated fairly.”</text:p>
      <text:p text:style-name="P8"><text:tab/>“Would you mind if I asked to be transferred to your squad?”</text:p>
      <text:p text:style-name="P8"><text:tab/>“It's not that I mind, as much as I don't want to lose the British Sniper.”</text:p>
      <text:p text:style-name="P8"><text:tab/>“Many think of me as British because of my name.” </text:p>
      <text:p text:style-name="P8"><text:tab/>“Yep, but you're not as good with the M82 as Patrick is. No offense, Summer.”</text:p>
      <text:p text:style-name="P3"><text:span text:style-name="T23"><text:tab/>“Damn eyes, damn my colour blindness.” Tears are accumulating in my tear canals, and </text:span><text:span text:style-name="T33">he </text:span><text:span text:style-name="T23">can probably discern this with the stares he's giving me. </text:span><text:span text:style-name="T41">Why this is happening to me all of a sudden? I am much stronger than this. Something has weakened me lately but I do not know what is the source of this temporal weakness, yes it must be temporal, I am better than them, I will find out and vanquish it.</text:span></text:p>
      <text:p text:style-name="P8"><text:tab/>“Your imperfection is your strength, don't curse the fact you can see through the enemy's T.O.C without the UV visor. It's hell to put it on, helmet or no helmet. See you <text:span text:style-name="T40">at</text:span> lunch, Summer.”</text:p>
      <text:p text:style-name="P3"><text:soft-page-break/><text:span text:style-name="T23"><text:tab/>“Yep see you Sgt. Kristie” I manage to come to my senses. 11:30 now, an hour before luncheon is served, and thirty minutes to my shots. </text:span><text:span text:style-name="T24">And here comes another early bloomer, Echo leader, Sgt. Mack </text:span><text:span text:style-name="T24">Smith. “Sgt. Mack, what can I do to help you scrounge a thing or two?”</text:span></text:p>
      <text:p text:style-name="P9"><text:tab/>“Shut your trap, Corporal. I don't <text:span text:style-name="T41">appriciate</text:span> this implication, despite the fact it happens to be true on this occasion, and any other for that matter. I'm taking some chocolate bars to Vanessa Roberts and to Seal Marshall. My crew deserves the best and you would know it Corporal, if your head wasn't jammed <text:span text:style-name="T41">up</text:span> your own ass all the time.”</text:p>
      <text:p text:style-name="P9"><text:tab/>“Yes sir, Sgt. Mack, the refrigerators are at your disposal.”</text:p>
      <text:p text:style-name="P3"><text:span text:style-name="T24"><text:tab/>“</text:span><text:span text:style-name="T25">Good and don't forget it next time, Corporal Ass-Hat.” He can be such a prick at times.</text:span></text:p>
      <text:p text:style-name="P10">He went and then as much as it was a big surprise came Delta leader, Sgt. Hironobu Uematsu.</text:p>
      <text:p text:style-name="P10"><text:tab/>“Konichiwa, Uematsu-san, came to take some stuff for the soldiers at the AR facility?”</text:p>
      <text:p text:style-name="P4"><text:span text:style-name="T26"><text:tab/>“</text:span><text:span text:style-name="T27">Indeed, Ophel-chan. I'm taking a thing or two for Gong Li Zhang-chan and William Hworang-kun, you don't mind, right?”</text:span></text:p>
      <text:p text:style-name="P11"><text:tab/>“No, these infractions will be payed with my DKP, so why would I mind? Just kidding, do what you must, traditions must be followed, and maybe they'll miss today's inventory listing.”</text:p>
      <text:p text:style-name="P4"><text:span text:style-name="T27"><text:tab/>“</text:span><text:span text:style-name="T28">Arigato Ophel-chan.” </text:span></text:p>
      <text:p text:style-name="P5"><text:span text:style-name="T22"><text:tab/>“</text:span><text:span text:style-name="T28">Itadakimas, Sgt. Uematsu-san.” I hope they don't plan on doing inventory listings today, or I'm screwed. Here are the </text:span><text:span text:style-name="T31">Ukrainian</text:span><text:span text:style-name="T28"> twins, Vladimir Krayler, Charlie leader and Nicole Krayler, coming to take their portion of my emptying fridge.</text:span></text:p>
      <text:p text:style-name="P12"><text:tab/>“Hi, Nicole, Vladimir...”</text:p>
      <text:p text:style-name="P5"><text:span text:style-name="T28"><text:tab/>“Give me 20 </text:span><text:span text:style-name="T34">'</text:span><text:span text:style-name="T28">Sergeants are not my friends</text:span><text:span text:style-name="T34">'</text:span><text:span text:style-name="T28"> push ups.”</text:span></text:p>
      <text:p text:style-name="P12"><text:tab/>“Really?”</text:p>
      <text:p text:style-name="P5"><text:span text:style-name="T28"><text:tab/>“Yes, Cpl. Summer, really.” I got into the stance and said it 20 times as if I truly mean it. I'm not sure who of them is worse, who do they think they are, ex-KGB</text:span><text:span text:style-name="T22"><text:tab/></text:span><text:span text:style-name="T28">agents or something...</text:span></text:p>
      <text:p text:style-name="P12"><text:tab/>“I'm taking something for Aran Frinz as well, if you don't mind Cpl. Summer”.</text:p>
      <text:p text:style-name="P5"><text:span text:style-name="T28"><text:tab/>“No sir, that is fine by me.” Nicole was a good friend of mine during boot camp, but her asshole brother is probably to blame </text:span><text:span text:style-name="T29">for destroying our friendship. Here comes Sgt. Abdul, he will care for all the bad stuff going on in here.</text:span></text:p>
      <text:p text:style-name="P13"><text:tab/>“Mustapha, it is good that you came, People are...”</text:p>
      <text:p text:style-name="P13"><text:tab/>“Shut it, Ophelia, stand at attention when you're speaking to me or ask to speak frankly, and I might consider it after all the stunts you pulled last time. You probably don't remember what I'm speaking about, right?”</text:p>
      <text:p text:style-name="P13"><text:tab/>“No Sir, I do not know what you're talking about.”</text:p>
      <text:p text:style-name="P5"><text:soft-page-break/><text:span text:style-name="T29"><text:tab/>“Good, then the Generiens did a real good job on your mind, don</text:span><text:span text:style-name="T41">'</text:span><text:span text:style-name="T29">t ever object to the shots, you hear me, they meant to stabilize you. One more thing, I asked Jacques to check for you, and apparently they don't do the inventory today, so you're lucky.”</text:span></text:p>
      <text:p text:style-name="P13"><text:tab/>“Sir, yes, sir.” I suppose. What does he mean by...</text:p>
      <text:p text:style-name="P13"><text:tab/>“Goodbye, Corporal.”</text:p>
      <text:p text:style-name="P13"><text:tab/>“Goodbye, sir.” What was that supposed to be? Last and least of course is the squad leader I hate the most, Sgt. Drake Hicks, Alpha leader. </text:p>
      <text:p text:style-name="P13"><text:tab/>“Sir.”</text:p>
      <text:p text:style-name="P13"><text:tab/>“What do you want, girl?” No name or rank, simply 'girl.' It sounds almost disrespectful in the tone he used.</text:p>
      <text:p text:style-name="P14"><text:tab/>“You should take the apricot juice for Cpl. Kacey Collins, I heard she's into it, sir.”</text:p>
      <text:p text:style-name="P14"><text:tab/>“I heard she's into other things.”</text:p>
      <text:p text:style-name="P14"><text:tab/>“What do you mean sir?”</text:p>
      <text:p text:style-name="P6"><text:span text:style-name="T29"><text:tab/>“You know very well what I mean, the way she looks at you, not so different than the way you're </text:span><text:span text:style-name="T30">eying</text:span><text:span text:style-name="T29"> my marksman, Ricardo Gomez.”</text:span></text:p>
      <text:p text:style-name="P14"><text:tab/>“That is not true sir, with all due respect...”</text:p>
      <text:p text:style-name="P14"><text:tab/>“Shut your trap, girl, what you of all people here knows of respect, weren't your comrades to your liking then?”</text:p>
      <text:p text:style-name="P14"><text:tab/>“I really don't know what you're speaking of, sir.”</text:p>
      <text:p text:style-name="P6"><text:span text:style-name="T29"><text:tab/>“Then your sergeant was right about you and the good job the Generiens did. </text:span><text:span text:style-name="T30">See you, little girl.</text:span><text:span text:style-name="T29">” </text:span><text:span text:style-name="T30">That prick. Which of them is the worst, I'm not certain anymore. All the commando squad leaders came to scrounge at the kitchen today. Well maybe all but </text:span><text:span text:style-name="T8">lest I forget </text:span><text:span text:style-name="T15">t</text:span><text:span text:style-name="T8">hem are Doctor Oswald Moore who reports directly to the Commodore or whoever is the field commander, and Mr. Dante Romano. </text:span><text:span text:style-name="T30">Mr. Dante Romano is m</text:span><text:span text:style-name="T8">y Generien priest who administers my shots. Every 12 hours sharp. He never missed an appointment, no matter where I was. He probably has a direct access to my GPS beacon device. On the other hand Generiens' telepathy </text:span><text:span text:style-name="T21">could</text:span><text:span text:style-name="T8"> be quite more powerful than that of humans. I only seem to forg</text:span><text:span text:style-name="T40">e</text:span><text:span text:style-name="T8">t Mr. Ishikawa Kawajiri and Mr, Hideo Sakagucci, the pervert resurrection technicians. </text:span></text:p>
      <text:p text:style-name="P2"><text:span text:style-name="T8"><text:s text:c="5"/>The impending footprints that I'm hearing right now could mean </text:span><text:span text:style-name="T21">only</text:span><text:span text:style-name="T8"> one thing, Mr. Dante Romano comes to give me my 12:00 O'clock shots for today. </text:span><text:span text:style-name="T9">Yippee.</text:span><text:span text:style-name="T8"> I can hardly contain myself, it is a good sign that his presence is welcomed. </text:span><text:span text:style-name="T40">B</text:span><text:span text:style-name="T8">efore, I would slit my veins with these big shiny army kitchen knives. The temptation is hardly felt after the syringe is taken out from my palm. He doesn't even bother to look at my face with a mere shred of </text:span><text:span text:style-name="T9">pretense</text:span><text:span text:style-name="T8"> that he could give </text:span><text:span text:style-name="T34">a </text:span><text:span text:style-name="T8">damn that I exist. I return </text:span><text:soft-page-break/><text:span text:style-name="T8">the favour in a similar fashion.</text:span></text:p>
      <text:p text:style-name="P21"><text:span text:style-name="T35"><text:s text:c="5"/></text:span><text:span text:style-name="T36">He walks away, with the same thuds of impending doom that brought him here, only like a </text:span>Doppler's<text:span text:style-name="T36"> effect, now they are becoming quie</text:span><text:span text:style-name="T37">t</text:span><text:span text:style-name="T36"> as he strays away from the kitchen doors, moving about his business. He'll be there before I go to sleep. He'll administer the shot</text:span><text:span text:style-name="T37">s</text:span><text:span text:style-name="T36"> even if I'm bathing at the time, he is simply following orders. I know so, since it happens every now and then. I tried to change my bathing</text:span><text:span text:style-name="T39">-</text:span><text:span text:style-name="T36">schedule, not because I care about the way he reacts or actually does not seem to care about his surroundings, even in the girls' shower, but because of the fact that it freaks out the other girls, and by their stares behind drapes or towels I can still see the scorn and hatred that they must feel towards me. </text:span><text:span text:style-name="T38">I wish I could fix that error, but I failed in doing so.</text:span></text:p>
      <text:p text:style-name="P2"><text:span text:style-name="T10"><text:s text:c="5"/>My mental instability ha</text:span><text:span text:style-name="T41">s</text:span><text:span text:style-name="T10"> apparently victimized them as well. They do not want to be a part of this show anymore. </text:span><text:span text:style-name="T11">I never asked to be special in this regard, nor did I wanted to be a markswoman because of my ocular condition. I, myself, </text:span><text:span text:style-name="T40">am</text:span><text:span text:style-name="T11"> a victim of circumstances as well. Not that anyone would believe me, most likely, but I do believe for my part, that I am telling the truth. With all due respect then, to my fellow feline warriors, they can go and plummet into the earth </text:span><text:span text:style-name="T12">like some breeds of Herons and Bit</text:span><text:span text:style-name="T13">t</text:span><text:span text:style-name="T12">erns do when they're fishing. </text:span></text:p>
      <text:p text:style-name="P1"><text:span text:style-name="T6"><text:s text:c="5"/></text:span><text:span text:style-name="T13">At least in my vanity I would request and hope that luncheon is not as terrible as what I had to clean right now from the mothership of pots here. </text:span><text:span text:style-name="T41">B</text:span><text:span text:style-name="T13">ut that is probably too much to ask for to begin with. </text:span><text:span text:style-name="T15">Fine, whatever, Bon Appetite, I suppose. The road to hell is supposed to be paved with good intentions; maybe it is paved with kitchen personnel, t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22:32:46.72</meta:creation-date>
    <dc:date>2013-04-26T04:26:46.27</dc:date>
    <meta:editing-duration>PT4H10M30S</meta:editing-duration>
    <meta:editing-cycles>33</meta:editing-cycles>
    <meta:generator>LibreOffice/3.6$Windows_x86 LibreOffice_project/f969faf-c24b504-8c77064-174276e-40b382</meta:generator>
    <meta:print-date>2013-04-25T15:42:09.36</meta:print-date>
    <meta:document-statistic meta:table-count="0" meta:image-count="0" meta:object-count="0" meta:page-count="5" meta:paragraph-count="62" meta:word-count="2123" meta:character-count="11689" meta:non-whitespace-character-count="9528"/>
  </office:meta>
</office:document-meta>
</file>